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Heading_20_3">
      <style:paragraph-properties fo:line-height="100%"/>
      <style:text-properties officeooo:paragraph-rsid="00203efe"/>
    </style:style>
    <style:style style:name="P3" style:family="paragraph" style:parent-style-name="Horizontal_20_Line">
      <style:paragraph-properties fo:line-height="100%"/>
    </style:style>
    <style:style style:name="P4" style:family="paragraph" style:parent-style-name="Standard">
      <style:paragraph-properties fo:line-height="100%"/>
    </style:style>
    <style:style style:name="P5" style:family="paragraph" style:parent-style-name="Text_20_body" style:list-style-name="L3">
      <style:paragraph-properties fo:margin-top="0in" fo:margin-bottom="0in" style:contextual-spacing="false"/>
      <style:text-properties officeooo:rsid="00224be2" officeooo:paragraph-rsid="00224be2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18d477"/>
    </style:style>
    <style:style style:name="P7" style:family="paragraph" style:parent-style-name="Text_20_body" style:list-style-name="L1">
      <style:paragraph-properties fo:margin-top="0in" fo:margin-bottom="0in" style:contextual-spacing="false" fo:line-height="100%"/>
      <style:text-properties officeooo:paragraph-rsid="001781fa"/>
    </style:style>
    <style:style style:name="P8" style:family="paragraph" style:parent-style-name="Text_20_body" style:list-style-name="L1">
      <style:paragraph-properties fo:margin-top="0in" fo:margin-bottom="0in" style:contextual-spacing="false" fo:line-height="100%"/>
      <style:text-properties officeooo:paragraph-rsid="001a96e6"/>
    </style:style>
    <style:style style:name="P9" style:family="paragraph" style:parent-style-name="Text_20_body" style:list-style-name="L1">
      <style:paragraph-properties fo:margin-top="0in" fo:margin-bottom="0in" style:contextual-spacing="false" fo:line-height="100%"/>
    </style:style>
    <style:style style:name="P10" style:family="paragraph" style:parent-style-name="Text_20_body" style:list-style-name="L1">
      <style:paragraph-properties fo:line-height="100%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 style:list-style-name="L2">
      <style:paragraph-properties fo:line-height="100%"/>
      <style:text-properties officeooo:paragraph-rsid="00203efe"/>
    </style:style>
    <style:style style:name="P13" style:family="paragraph" style:parent-style-name="Text_20_body" style:list-style-name="L2">
      <style:paragraph-properties fo:margin-top="0in" fo:margin-bottom="0in" style:contextual-spacing="false" fo:line-height="100%"/>
      <style:text-properties officeooo:paragraph-rsid="0027007e"/>
    </style:style>
    <style:style style:name="P14" style:family="paragraph" style:parent-style-name="Text_20_body">
      <style:paragraph-properties fo:line-height="100%"/>
      <style:text-properties officeooo:paragraph-rsid="00203efe"/>
    </style:style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paragraph-rsid="0023c694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in" fo:margin-bottom="0in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in" fo:margin-bottom="0in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in" fo:margin-bottom="0in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1">
      <style:paragraph-properties fo:margin-top="0in" fo:margin-bottom="0in" style:contextual-spacing="false"/>
    </style:style>
    <style:style style:name="P33" style:family="paragraph" style:parent-style-name="Text_20_body" style:list-style-name="L12"/>
    <style:style style:name="P34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officeooo:rsid="001781fa"/>
    </style:style>
    <style:style style:name="T2" style:family="text">
      <style:text-properties fo:font-weight="normal" officeooo:rsid="001781fa" style:font-weight-asian="normal" style:font-weight-complex="normal"/>
    </style:style>
    <style:style style:name="T3" style:family="text">
      <style:text-properties fo:font-weight="normal" officeooo:rsid="001a96e6" style:font-weight-asian="normal" style:font-weight-complex="normal"/>
    </style:style>
    <style:style style:name="T4" style:family="text">
      <style:text-properties fo:font-weight="normal" officeooo:rsid="001c3231" style:font-weight-asian="normal" style:font-weight-complex="normal"/>
    </style:style>
    <style:style style:name="T5" style:family="text">
      <style:text-properties fo:font-weight="normal" officeooo:rsid="001de34d" style:font-weight-asian="normal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officeooo:rsid="0018d477"/>
    </style:style>
    <style:style style:name="T8" style:family="text">
      <style:text-properties officeooo:rsid="00194c07"/>
    </style:style>
    <style:style style:name="T9" style:family="text">
      <style:text-properties fo:font-weight="bold" officeooo:rsid="001a96e6" style:font-weight-asian="bold" style:font-weight-complex="bold"/>
    </style:style>
    <style:style style:name="T10" style:family="text">
      <style:text-properties officeooo:rsid="001f8a17"/>
    </style:style>
    <style:style style:name="T11" style:family="text">
      <style:text-properties officeooo:rsid="001fc4d0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23c694"/>
    </style:style>
    <style:style style:name="T14" style:family="text">
      <style:text-properties officeooo:rsid="002542ec"/>
    </style:style>
    <style:style style:name="T15" style:family="text">
      <style:text-properties officeooo:rsid="002887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2">Dean Gadberry</text:span></text:span> </text:p>
      <text:p text:style-name="P6"><text:span text:style-name="Emphasis">Phone:</text:span> 469-420-0771 | <text:span text:style-name="Emphasis">Email:</text:span> dean@<text:span text:style-name="T7">gadberry.us</text:span> | <text:span text:style-name="Emphasis">GitHub:</text:span> <text:a xlink:type="simple" xlink:href="https://github.com/DeanGadberry" office:target-frame-name="_new" xlink:show="replace" text:style-name="Internet_20_link" text:visited-style-name="Visited_20_Internet_20_Link"><text:span text:style-name="T6">DeanGadberry</text:span></text:a></text:p>
      <text:p text:style-name="P3"/>
      <text:h text:style-name="P1" text:outline-level="3"><text:span text:style-name="Strong_20_Emphasis">Skills </text:span></text:h>
      <text:list xml:id="list3006397953" text:style-name="L1">
        <text:list-item>
          <text:p text:style-name="P7"><text:span text:style-name="Strong_20_Emphasis"><text:span text:style-name="T1">Sales and Customer Service: </text:span></text:span><text:span text:style-name="Strong_20_Emphasis"><text:span text:style-name="T2">Lead Generation, </text:span></text:span><text:span text:style-name="Strong_20_Emphasis"><text:span text:style-name="T3">Event Sales, </text:span></text:span><text:span text:style-name="Strong_20_Emphasis"><text:span text:style-name="T5">Sales Training</text:span></text:span></text:p>
        </text:list-item>
        <text:list-item>
          <text:p text:style-name="P8"><text:span text:style-name="Strong_20_Emphasis"><text:span text:style-name="T9">Team Leadership: </text:span></text:span><text:span text:style-name="Strong_20_Emphasis"><text:span text:style-name="T4">Task Delegation, Resource Management, Supervision, Conflict Resolution</text:span></text:span></text:p>
        </text:list-item>
        <text:list-item>
          <text:p text:style-name="P9"><text:span text:style-name="Strong_20_Emphasis">Full-Stack Web Development:</text:span> <text:span text:style-name="T8">Python (</text:span>Django<text:span text:style-name="T8">)</text:span>, HTML, CSS, MySQL, AWS</text:p>
        </text:list-item>
        <text:list-item>
          <text:p text:style-name="P9"><text:span text:style-name="Strong_20_Emphasis">System Administration:</text:span> systemd Linux, Unix core utilities, Git, GitHub</text:p>
        </text:list-item>
        <text:list-item>
          <text:p text:style-name="P9"><text:span text:style-name="Strong_20_Emphasis">Tutoring:</text:span> Mathematics, Computer Science, Linux, Chemistry, Biology</text:p>
        </text:list-item>
        <text:list-item>
          <text:p text:style-name="P10"><text:span text:style-name="Strong_20_Emphasis">Software Proficiency:</text:span> Microsoft <text:span text:style-name="T10">365, Excel VBA Macros</text:span>, Adobe Acrobat, Revit</text:p>
        </text:list-item>
      </text:list>
      <text:h text:style-name="P1" text:outline-level="3"><text:span text:style-name="Strong_20_Emphasis">Education</text:span></text:h>
      <text:p text:style-name="P11"><text:span text:style-name="Strong_20_Emphasis">University of </text:span><text:span text:style-name="Strong_20_Emphasis"><text:span text:style-name="T11">t</text:span></text:span><text:span text:style-name="Strong_20_Emphasis">he Nations</text:span></text:p>
      <text:list xml:id="list3187332049" text:style-name="L2">
        <text:list-item>
          <text:p text:style-name="P13"><text:span text:style-name="Emphasis">Certificate in Inductive Biblical Studies</text:span> — Kansas City, USA, 2021</text:p>
        </text:list-item>
        <text:list-item>
          <text:p text:style-name="P13"><text:span text:style-name="Emphasis">Certificate in Cross-Cultural Missions</text:span> — Dubai, UAE; Beirut, Lebanon, 2020</text:p>
        </text:list-item>
        <text:list-item>
          <text:p text:style-name="P12"><text:span text:style-name="Emphasis">Certificate III in Discipleship</text:span> — Newcastle, Australia; Gorkha, Nepal, 2019</text:p>
        </text:list-item>
      </text:list>
      <text:h text:style-name="P2" text:outline-level="3"><text:span text:style-name="Strong_20_Emphasis">Employment</text:span></text:h>
      <text:p text:style-name="Text_20_body"><text:span text:style-name="Strong_20_Emphasis">Pella Windows and Doors of DFW</text:span>, Grapevine, TX, USA<text:line-break/><text:span text:style-name="Emphasis">Event Sales Representative</text:span> — May 2024 to Present</text:p>
      <text:list xml:id="list1743409695" text:style-name="L3">
        <text:list-item>
          <text:p text:style-name="P5"><text:span text:style-name="T13">E</text:span>xceeded daily, weekly, and monthly goals by an average of <text:span text:style-name="T13">100</text:span>% and generated $50,000 in revenue worth of leads ev<text:span text:style-name="T13">ery month</text:span></text:p>
        </text:list-item>
        <text:list-item>
          <text:p text:style-name="P16"><text:span text:style-name="T13">Responsible for managing event </text:span><text:span text:style-name="T14">lead </text:span><text:span text:style-name="T13">generation unsupervised</text:span></text:p>
        </text:list-item>
      </text:list>
      <text:p text:style-name="Text_20_body"><text:span text:style-name="Strong_20_Emphasis">North Central Texas College</text:span>, Flower Mound, TX, USA<text:line-break/><text:span text:style-name="Emphasis">Computer, Math &amp; Science Tutor</text:span> — January 2023 to May 2024</text:p>
      <text:list xml:id="list962608106" text:style-name="L4">
        <text:list-item>
          <text:p text:style-name="P18">Provided personalized tutoring sessions, improving student performance by an average of 20%</text:p>
        </text:list-item>
        <text:list-item>
          <text:p text:style-name="P17">Developed tailored learning plans to address individual student needs</text:p>
        </text:list-item>
      </text:list>
      <text:p text:style-name="Text_20_body"><text:span text:style-name="Strong_20_Emphasis">Garver</text:span>, Frisco, TX, USA<text:line-break/><text:span text:style-name="Emphasis">Electrical Engineering Team Support</text:span> — May 2023 to March 2024</text:p>
      <text:list xml:id="list2140456210" text:style-name="L5">
        <text:list-item>
          <text:p text:style-name="P20">Systematized cataloging of electrical infrastructure with Excel</text:p>
        </text:list-item>
        <text:list-item>
          <text:p text:style-name="P19">Wrote VBA macros to automate project tasks, increasing team efficiency</text:p>
        </text:list-item>
      </text:list>
      <text:p text:style-name="Text_20_body"><text:span text:style-name="Strong_20_Emphasis">Care Highway International</text:span>, Corinth, TX, USA<text:line-break/><text:span text:style-name="Emphasis">Research Intern</text:span> — February 2023 to May 2023</text:p>
      <text:list xml:id="list1249509628" text:style-name="L6">
        <text:list-item>
          <text:p text:style-name="P22">Led a team of technical writing students, compiling research into an annotated bibliography</text:p>
        </text:list-item>
        <text:list-item>
          <text:p text:style-name="P21">Created a project proposal to expand medical services to Ukraine</text:p>
        </text:list-item>
      </text:list>
      <text:p text:style-name="Text_20_body"><text:span text:style-name="Strong_20_Emphasis">Classy Closets of DFW</text:span>, Grapevine, TX, USA<text:line-break/><text:span text:style-name="Emphasis">Web Developer &amp; AP/AR/Payroll &amp; Closet Installer</text:span> — April 2022 to May 2023</text:p>
      <text:list xml:id="list780905694" text:style-name="L7">
        <text:list-item>
          <text:p text:style-name="P24"><text:soft-page-break/>Designed and developed a full-stack web application for job tracking and user data management</text:p>
        </text:list-item>
        <text:list-item>
          <text:p text:style-name="P23">Managed full-cycle Accounts Payable/Receivable and weekly payroll, ensuring financial accuracy</text:p>
        </text:list-item>
      </text:list>
      <text:p text:style-name="Text_20_body"><text:span text:style-name="Strong_20_Emphasis">YWAM Kansas City Missionary Base</text:span>, Kansas City, MO, USA<text:line-break/><text:span text:style-name="Emphasis">Maintenance Team Lead</text:span> — January 2021 to December 2021</text:p>
      <text:list xml:id="list1510842026" text:style-name="L8">
        <text:list-item>
          <text:p text:style-name="P26">Led a team in completing groundskeeping and building maintenance projects</text:p>
        </text:list-item>
        <text:list-item>
          <text:p text:style-name="P25">Ensured the upkeep of infrastructure and aesthetic appeal of the grounds</text:p>
        </text:list-item>
      </text:list>
      <text:p text:style-name="Text_20_body"><text:span text:style-name="Strong_20_Emphasis">Amazon Fulfillment Center</text:span>, Columbia, SC, USA<text:line-break/><text:span text:style-name="Emphasis">Warehouse Inbound Indirect Team Lead</text:span> — January 2022 to March 2022</text:p>
      <text:list xml:id="list2998460350" text:style-name="L9">
        <text:list-item>
          <text:p text:style-name="P28">Received and distributed inbound merchandise efficiently</text:p>
        </text:list-item>
        <text:list-item>
          <text:p text:style-name="P27">Led a team of 6 personnel to depalletize and organize warehouse freight</text:p>
        </text:list-item>
      </text:list>
      <text:p text:style-name="Text_20_body"><text:span text:style-name="Strong_20_Emphasis">MESA Mexican Cuisine</text:span>, Grapevine, TX, USA<text:line-break/><text:span text:style-name="Emphasis">Manager On Duty; Bartender; Server</text:span> — July 2018 to July 2020</text:p>
      <text:list xml:id="list584549574" text:style-name="L10">
        <text:list-item>
          <text:p text:style-name="P30">Managed nightly operations, meeting customer service demands and promoting profitability</text:p>
        </text:list-item>
        <text:list-item>
          <text:p text:style-name="P30">Supervised restaurant staff, ensuring high standards of service</text:p>
        </text:list-item>
        <text:list-item>
          <text:p text:style-name="P29">Mixed and served drinks, provided table-side customer service</text:p>
        </text:list-item>
      </text:list>
      <text:p text:style-name="Text_20_body"><text:span text:style-name="Strong_20_Emphasis">Wingate Wilderness Therapy</text:span>, Grand Staircase-Escalante, UT, USA<text:line-break/><text:span text:style-name="Emphasis">Field Instructor</text:span> — March 2017 to April 2018</text:p>
      <text:list xml:id="list3473969885" text:style-name="L11">
        <text:list-item>
          <text:p text:style-name="P32">Cared for at-risk youth in a therapeutic environment, facilitating conflict resolution</text:p>
        </text:list-item>
        <text:list-item>
          <text:p text:style-name="P31">Led cross-country backpacking trips, teaching survival skills and traditional navigation</text:p>
        </text:list-item>
      </text:list>
      <text:p text:style-name="Text_20_body"><text:span text:style-name="Strong_20_Emphasis">ACE Hardware</text:span>, Long Beach, CA, USA<text:line-break/><text:span text:style-name="Emphasis">Retail Staff</text:span> — September 2014 to January 2015</text:p>
      <text:list xml:id="list1355366345" text:style-name="L12">
        <text:list-item>
          <text:p text:style-name="P34">Operated point-of-sale software and provided direct customer service</text:p>
        </text:list-item>
        <text:list-item>
          <text:p text:style-name="P33">Advised customers on product selection and use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8:41:46.932176303</meta:creation-date>
    <meta:generator>LibreOffice/7.3.7.2$Linux_X86_64 LibreOffice_project/30$Build-2</meta:generator>
    <dc:date>2024-07-11T19:19:36.269425894</dc:date>
    <meta:editing-duration>PT37M40S</meta:editing-duration>
    <meta:editing-cycles>20</meta:editing-cycles>
    <meta:document-statistic meta:table-count="0" meta:image-count="0" meta:object-count="0" meta:page-count="2" meta:paragraph-count="46" meta:word-count="497" meta:character-count="3400" meta:non-whitespace-character-count="2964"/>
  </office:meta>
</office:document-meta>
</file>